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gr7" style:family="graphic" style:parent-style-name="standard">
      <style:graphic-properties svg:stroke-width="0.051cm" svg:stroke-color="#000000" draw:marker-start="Square" draw:marker-start-width="0.276cm" draw:marker-end="Arrow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Times New Roman"/>
    </style:style>
    <style:style style:name="T1" style:family="text">
      <style:text-properties style:font-name="Times New Roman" fo:font-size="28pt" style:font-size-asian="28pt" style:font-size-complex="28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2.54cm" svg:height="2.54cm" svg:x="3.56cm" svg:y="5.852cm">
            <text:p text:style-name="P1"><text:span text:style-name="T1">GR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2.286cm" svg:height="2.286cm" svg:x="3.687cm" svg:y="9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4§display§\bm{m}^{1:n_m}_j§svg§600§TRUE§</svg:desc>
            <draw:polygon draw:style-name="gr3" draw:layer="layout" svg:width="2.334cm" svg:height="1.108cm" svg:x="3.663cm" svg:y="10.041cm" svg:viewBox="0 0 2335 1109" draw:points="1169,1109 0,1109 0,0 2335,0 2335,1109">
              <text:p/>
            </draw:polygon>
            <draw:path draw:style-name="gr4" draw:layer="layout" svg:width="0.817cm" svg:height="0.39cm" svg:x="3.689cm" svg:y="10.416cm" svg:viewBox="0 0 818 391" svg:d="M338 291c-4 21-14 57-14 62 0 19 12 38 38 38 15 0 41-9 53-38 7-17 46-178 55-211 3-15 3-17 22-41 22-29 62-70 120-70 22 0 43 7 43 51 0 48-38 146-53 189-9 22-12 29-12 44 0 48 48 76 96 76 89 0 132-115 132-132 0-12-14-12-21-12-10 0-17 0-19 10-29 94-75 103-87 103-7 0-14 0-14-17 0-21 7-40 17-62 12-36 52-135 52-183 0-79-67-98-127-98-19 0-84 0-146 72-3-10-10-36-41-55-31-17-74-17-82-17-19 0-81 0-141 65-12-43-58-65-103-65-32 0-56 17-75 48-19 34-31 79-31 84 0 12 12 12 19 12 10 0 15 0 19-5 0 0 0-2 5-24 17-65 36-84 58-84 14 0 19 7 19 31 0 15-2 27-12 63-5 24-14 57-17 74l-31 120c-2 12-7 29-7 34 0 19 14 38 41 38 43 0 52-40 60-64 7-32 14-61 24-97 2-9 24-98 26-100 0-5 24-44 50-65 24-19 53-34 89-34 22 0 41 7 41 51 0 19-5 43-7 55z">
              <text:p/>
            </draw:path>
            <draw:path draw:style-name="gr4" draw:layer="layout" svg:width="0.217cm" svg:height="0.393cm" svg:x="4.599cm" svg:y="10.029cm" svg:viewBox="0 0 218 394" svg:d="M134 17c0-17 0-17-16-17-39 38-94 38-118 38v22c14 0 53 0 86-17v303c0 19 0 26-60 26h-21v22c9 0 84-3 105-3 20 0 94 3 108 3v-22h-24c-60 0-60-7-60-26z">
              <text:p/>
            </draw:path>
            <draw:path draw:style-name="gr4" draw:layer="layout" svg:width="0.069cm" svg:height="0.256cm" svg:x="4.932cm" svg:y="10.168cm" svg:viewBox="0 0 70 257" svg:d="M70 34c0-20-17-34-34-34-22 0-36 17-36 34 0 21 17 36 36 36s34-17 34-36zM70 223c0-21-17-36-34-36-22 0-36 17-36 36s17 34 36 34 34-17 34-34z">
              <text:p/>
            </draw:path>
            <draw:path draw:style-name="gr4" draw:layer="layout" svg:width="0.361cm" svg:height="0.268cm" svg:x="5.088cm" svg:y="10.16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  <text:p/>
            </draw:path>
            <draw:path draw:style-name="gr4" draw:layer="layout" svg:width="0.443cm" svg:height="0.193cm" svg:x="5.516cm" svg:y="10.32cm" svg:viewBox="0 0 444 194" svg:d="M190 151c-3 10-5 24-5 27 0 9 7 16 14 16s17-4 22-14c0-2 5-24 7-34 14-57 14-60 14-60 8-12 36-72 89-72 22 0 29 12 29 32 0 24-17 67-26 91-3 7-5 12-5 19 0 22 21 38 45 38 46 0 70-57 70-67 0-5-7-5-10-5-7 0-7 0-9 10-7 24-27 48-48 48-10 0-12-7-12-17 0-9 0-14 5-24 7-17 26-65 26-89 0-31-22-50-62-50-39 0-68 24-84 48-5-46-46-48-63-48-43 0-65 26-81 43-3-38-41-43-51-43-43 0-55 65-55 67 0 5 7 5 10 5 7 0 7-2 9-7 5-27 15-51 34-51 14 0 17 15 17 22s-5 24-8 34c-2 12-7 28-9 38l-10 38c-2 12-7 29-7 32 0 9 10 16 17 16s14-4 19-14c2-2 7-24 10-34 0-7 4-26 7-28 2-10 5-20 7-29 0-3 14-34 36-53 7-5 24-22 53-22 21 0 29 12 29 32 0 9-5 26-8 38z">
              <text:p/>
            </draw:path>
            <draw:path draw:style-name="gr4" draw:layer="layout" svg:width="0.261cm" svg:height="0.513cm" svg:x="4.534cm" svg:y="10.641cm" svg:viewBox="0 0 262 514" svg:d="M262 22c0-10-8-22-24-22-17 0-34 17-34 34 0 9 7 21 24 21s34-14 34-33zM134 423c-9 40-40 74-76 74-8 0-15 0-22-2 17-8 22-22 22-32 0-14-12-21-24-21-20 0-34 17-34 36 0 21 24 36 60 36 34 0 106-22 122-94l56-211c0-7 2-12 2-22 0-31-29-55-65-55-65 0-103 82-103 91 0 7 7 7 10 7 7 0 7-2 12-12 14-33 45-69 81-69 15 0 19 9 19 29 0 7-2 14-2 16z">
              <text:p/>
            </draw:path>
          </draw:g>
          <draw:custom-shape draw:style-name="gr2" draw:text-style-name="P2" xml:id="id2" draw:id="id2" draw:layer="layout" svg:width="2.286cm" svg:height="2.286cm" svg:x="3.687cm" svg:y="2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line-skew="0.17cm -0.228cm" svg:x1="4.83cm" svg:y1="5.852cm" svg:x2="3.56cm" svg:y2="7.122cm" draw:start-shape="id1" draw:start-glue-point="0" draw:end-shape="id1" draw:end-glue-point="3" svg:d="M4830 5852v-356h-2024v1626h754" svg:viewBox="0 0 2025 1627">
            <text:p/>
          </draw:connector>
          <draw:connector draw:style-name="gr5" draw:text-style-name="P2" draw:layer="layout" svg:x1="4.83cm" svg:y1="5.852cm" svg:x2="4.83cm" svg:y2="4.689cm" draw:start-shape="id1" draw:start-glue-point="0" draw:end-shape="id2" draw:end-glue-point="8" svg:d="M4830 5852v-1163" svg:viewBox="0 0 1 1164">
            <text:p/>
          </draw:connector>
          <draw:custom-shape draw:style-name="gr2" draw:text-style-name="P2" xml:id="id3" draw:id="id3" draw:layer="layout" svg:width="2.286cm" svg:height="2.286cm" svg:x="6.758cm" svg:y="5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svg:x1="6.758cm" svg:y1="7.122cm" svg:x2="6.1cm" svg:y2="7.122cm" draw:start-shape="id3" draw:start-glue-point="6" draw:end-shape="id1" svg:d="M6758 7122h-658" svg:viewBox="0 0 659 1">
            <text:p/>
          </draw:connector>
          <draw:g>
            <svg:title>TexMaths</svg:title>
            <svg:desc>32§display§\bm{n}_g§svg§600§TRUE§</svg:desc>
            <draw:polygon draw:style-name="gr3" draw:layer="layout" svg:width="1.273cm" svg:height="0.825cm" svg:x="7.264cm" svg:y="6.711cm" svg:viewBox="0 0 1274 826" draw:points="637,826 0,826 0,0 1274,0 1274,826">
              <text:p/>
            </draw:polygon>
            <draw:path draw:style-name="gr4" draw:layer="layout" svg:width="0.729cm" svg:height="0.521cm" svg:x="7.299cm" svg:y="6.701cm" svg:viewBox="0 0 730 522" svg:d="M282 86c-16-57-80-86-141-86-42 0-74 22-99 64-26 45-42 106-42 112 0 16 16 16 26 16 12 0 19 0 25-6 0 0 0-4 7-32 22-87 48-112 76-112 20 0 26 9 26 41 0 19-3 35-13 83-9 32-19 77-25 100l-42 160c-3 16-10 38-10 45 0 25 20 51 55 51 57 0 70-55 80-87 9-41 19-80 32-128 3-12 32-131 35-134 0-7 32-58 71-87 28-25 67-44 115-44 29 0 57 9 57 67 0 64-51 195-73 253-13 29-16 38-16 57 0 64 67 103 128 103 121 0 176-154 176-176 0-16-16-16-26-16-13 0-22 0-25 13-39 124-100 137-119 137-6 0-19 0-19-22 0-29 13-55 26-83 16-48 67-180 67-244 0-105-87-131-167-131-25 0-105 0-185 86z">
              <text:p/>
            </draw:path>
            <draw:path draw:style-name="gr4" draw:layer="layout" svg:width="0.39cm" svg:height="0.511cm" svg:x="8.099cm" svg:y="7.031cm" svg:viewBox="0 0 391 512" svg:d="M387 58c4-13 4-16 4-16 0-20-13-26-26-26-19 0-35 13-38 29-13-23-39-45-81-45-99 0-204 106-204 221 0 80 57 128 121 128 39 0 71-19 99-42l-16 71c-9 32-16 54-44 83-36 29-71 29-90 29-35 0-48-3-61-7 19-9 26-28 26-38 0-19-16-32-32-32-23 0-45 19-45 51 0 45 67 48 112 48 125 0 179-64 189-109zM278 243c-3 13-3 13-16 29-28 35-67 55-96 55-41 0-60-32-60-74 0-35 22-125 41-160 35-55 71-71 99-71 55 0 71 58 71 68 0 0 0 3-3 12z">
              <text:p/>
            </draw:path>
          </draw:g>
          <draw:g>
            <svg:title>TexMaths</svg:title>
            <svg:desc>32§display§\bm{\hat{x}}^{n_m}§svg§600§TRUE§</svg:desc>
            <draw:polygon draw:style-name="gr3" draw:layer="layout" svg:width="1.989cm" svg:height="0.806cm" svg:x="3.835cm" svg:y="3.143cm" svg:viewBox="0 0 1990 807" draw:points="995,807 0,807 0,0 1990,0 1990,807">
              <text:p/>
            </draw:polygon>
            <draw:polygon draw:style-name="gr4" draw:layer="layout" svg:width="0.354cm" svg:height="0.188cm" svg:x="4.065cm" svg:y="3.165cm" svg:viewBox="0 0 355 189" draw:points="179,0 0,144 32,189 179,93 323,189 355,144">
              <text:p/>
            </draw:polygon>
            <draw:path draw:style-name="gr4" draw:layer="layout" svg:width="0.639cm" svg:height="0.521cm" svg:x="3.877cm" svg:y="3.437cm" svg:viewBox="0 0 640 522" svg:d="M563 58c-42 12-61 51-61 76 0 26 19 55 55 55 41 0 83-35 83-90 0-61-61-99-128-99-64 0-109 48-122 70-28-48-92-70-156-70-141 0-218 138-218 176 0 16 16 16 26 16 12 0 22 0 25-13 32-105 115-137 160-137s64 19 64 54c0 22-16 86-25 125l-39 157c-16 67-57 102-96 102-6 0-32 0-54-16 41-13 61-51 61-80 0-25-20-51-58-51s-80 32-80 90c0 57 61 99 128 99 64 0 106-51 122-71 28 48 92 71 156 71 141 0 218-141 218-176 0-16-16-16-26-16-13 0-22 0-25 13-36 102-115 137-160 137s-64-19-64-57c0-23 13-84 25-125 7-29 32-135 39-154 16-67 57-102 96-102 6 0 32 0 54 16z">
              <text:p/>
            </draw:path>
            <draw:path draw:style-name="gr4" draw:layer="layout" svg:width="0.482cm" svg:height="0.358cm" svg:x="4.612cm" svg:y="3.133cm" svg:viewBox="0 0 483 359" svg:d="M61 301c-3 10-10 29-10 32 0 16 16 26 29 26s26-10 29-20c3-6 9-32 16-48 3-16 13-51 16-70 6-19 9-35 13-55 9-32 12-38 35-70 22-32 57-74 118-74 45 0 45 42 45 55 0 48-32 138-45 170-9 22-13 28-13 44 0 42 36 68 77 68 77 0 112-109 112-122 0-10-9-10-13-10-9 0-9 4-12 13-20 64-55 96-87 96-16 0-19-9-19-29 0-16 3-28 19-64 10-22 42-109 42-153 0-77-61-90-103-90-67 0-112 42-134 74-6-58-51-74-86-74-32 0-52 26-61 42-19 32-29 76-29 80 0 9 10 9 13 9 13 0 13-3 19-22 10-48 26-87 58-87 19 0 25 16 25 39 0 16-6 45-13 67-6 19-12 54-19 70z">
              <text:p/>
            </draw:path>
            <draw:path draw:style-name="gr4" draw:layer="layout" svg:width="0.591cm" svg:height="0.258cm" svg:x="5.182cm" svg:y="3.344cm" svg:viewBox="0 0 592 259" svg:d="M253 202c-3 13-7 32-7 35 0 13 10 22 20 22 9 0 22-6 28-19 0-3 7-32 10-45 19-77 19-80 19-80 10-16 48-96 119-96 28 0 38 16 38 42 0 32-22 89-35 121-3 10-7 16-7 26 0 29 29 51 61 51 61 0 93-77 93-89 0-7-10-7-13-7-10 0-10 0-13 13-9 32-35 64-64 64-12 0-16-9-16-22s0-20 7-32c9-23 35-87 35-119 0-41-29-67-83-67-51 0-90 32-112 64-7-61-61-64-83-64-58 0-87 35-109 58-3-52-55-58-67-58-58 0-74 86-74 90 0 6 10 6 13 6 9 0 9-3 13-10 6-35 19-67 44-67 20 0 23 19 23 29s-7 32-10 45c-3 16-9 38-13 51l-12 51c-4 16-10 39-10 42 0 13 13 22 22 22 10 0 20-6 26-19 3-3 10-32 13-45 0-9 6-35 9-38 4-13 7-26 10-39 0-3 19-44 48-70 10-6 32-29 70-29 29 0 39 16 39 42 0 13-7 35-10 51z">
              <text:p/>
            </draw:path>
          </draw:g>
          <draw:connector draw:style-name="gr5" draw:text-style-name="P2" draw:layer="layout" svg:x1="4.83cm" svg:y1="9.433cm" svg:x2="4.83cm" svg:y2="8.392cm" draw:start-shape="id4" draw:start-glue-point="4" draw:end-shape="id1" draw:end-glue-point="2" svg:d="M4830 9433v-1041" svg:viewBox="0 0 1 1042">
            <text:p/>
          </draw:connector>
        </draw:g>
        <draw:g>
          <draw:custom-shape draw:style-name="gr1" draw:text-style-name="P3" xml:id="id5" draw:id="id5" draw:layer="layout" svg:width="2.54cm" svg:height="2.54cm" svg:x="10.288cm" svg:y="5.798cm">
            <text:p text:style-name="P1"><text:span text:style-name="T1">GR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xml:id="id6" draw:id="id6" draw:layer="layout" svg:width="2.54cm" svg:height="2.54cm" svg:x="14.636cm" svg:y="5.799cm">
            <text:p text:style-name="P1"><text:span text:style-name="T1">GR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8" draw:id="id8" draw:layer="layout" svg:width="2.54cm" svg:height="2.54cm" svg:x="21.19cm" svg:y="5.799cm">
            <text:p text:style-name="P1"><text:span text:style-name="T1">GRU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" draw:layer="layout" svg:x1="12.828cm" svg:y1="7.068cm" svg:x2="14.636cm" svg:y2="7.069cm" draw:start-shape="id5" draw:start-glue-point="1" draw:end-shape="id6" draw:end-glue-point="3" svg:d="M12828 7068h904v1h904" svg:viewBox="0 0 1809 2">
            <text:p/>
          </draw:connector>
          <draw:connector draw:style-name="gr6" draw:text-style-name="P2" draw:layer="layout" svg:x1="17.176cm" svg:y1="7.069cm" svg:x2="18.353cm" svg:y2="7.068cm" draw:start-shape="id6" draw:start-glue-point="1" draw:end-shape="id7" draw:end-glue-point="3" svg:d="M17176 7069h602v-1h575" svg:viewBox="0 0 1178 2">
            <text:p/>
          </draw:connector>
          <draw:connector draw:style-name="gr6" draw:text-style-name="P2" draw:layer="layout" svg:x1="19.338cm" svg:y1="7.068cm" svg:x2="21.19cm" svg:y2="7.069cm" draw:start-shape="id7" draw:start-glue-point="1" draw:end-shape="id8" draw:end-glue-point="3" svg:d="M19338 7068h913v1h939" svg:viewBox="0 0 1853 2">
            <text:p/>
          </draw:connector>
          <draw:connector draw:style-name="gr6" draw:text-style-name="P2" draw:layer="layout" svg:x1="23.73cm" svg:y1="7.069cm" svg:x2="24.664cm" svg:y2="7.069cm" draw:start-shape="id8" draw:start-glue-point="1" draw:end-shape="id9" draw:end-glue-point="6" svg:d="M23730 7069h934" svg:viewBox="0 0 935 1">
            <text:p/>
          </draw:connector>
          <draw:custom-shape draw:style-name="gr7" draw:text-style-name="P4" xml:id="id10" draw:id="id10" draw:layer="layout" svg:width="2.286cm" svg:height="2.286cm" svg:x="10.415cm" svg:y="9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11" draw:id="id11" draw:layer="layout" svg:width="2.261cm" svg:height="2.286cm" svg:x="14.776cm" svg:y="9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12" draw:id="id12" draw:layer="layout" svg:width="2.286cm" svg:height="2.286cm" svg:x="21.317cm" svg:y="9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svg:x1="11.558cm" svg:y1="9.436cm" svg:x2="11.558cm" svg:y2="8.338cm" draw:start-shape="id10" draw:start-glue-point="4" draw:end-shape="id5" draw:end-glue-point="2" svg:d="M11558 9436v-1098" svg:viewBox="0 0 1 1099">
            <text:p/>
          </draw:connector>
          <draw:connector draw:style-name="gr5" draw:text-style-name="P2" draw:layer="layout" svg:x1="15.907cm" svg:y1="9.431cm" svg:x2="15.906cm" svg:y2="8.339cm" draw:start-shape="id11" draw:start-glue-point="4" draw:end-shape="id6" draw:end-glue-point="2" svg:d="M15907 9431v-546h-1v-546" svg:viewBox="0 0 2 1093">
            <text:p/>
          </draw:connector>
          <draw:connector draw:style-name="gr5" draw:text-style-name="P2" draw:layer="layout" svg:x1="22.46cm" svg:y1="9.431cm" svg:x2="22.46cm" svg:y2="8.339cm" draw:start-shape="id12" draw:start-glue-point="4" draw:end-shape="id8" draw:end-glue-point="2" svg:d="M22460 9431v-1092" svg:viewBox="0 0 1 1093">
            <text:p/>
          </draw:connector>
          <draw:g>
            <svg:title>TexMaths</svg:title>
            <svg:desc>32§display§\bm{m}^{1}_j§svg§600§TRUE§</svg:desc>
            <draw:polygon draw:style-name="gr3" draw:layer="layout" svg:width="1.612cm" svg:height="1.404cm" svg:x="10.752cm" svg:y="9.882cm" svg:viewBox="0 0 1613 1405" draw:points="807,1405 0,1405 0,0 1613,0 1613,1405">
              <text:p/>
            </draw:polygon>
            <draw:path draw:style-name="gr4" draw:layer="layout" svg:width="1.09cm" svg:height="0.521cm" svg:x="10.787cm" svg:y="10.346cm" svg:viewBox="0 0 1091 522" svg:d="M451 387c-6 29-19 77-19 83 0 26 16 52 51 52 19 0 55-13 71-52 9-22 60-236 73-281 3-19 3-23 29-55 29-38 83-92 160-92 29 0 58 9 58 67 0 64-51 195-71 253-13 28-16 38-16 57 0 64 64 103 128 103 119 0 176-154 176-176 0-16-19-16-28-16-13 0-23 0-26 12-38 125-99 138-115 138-10 0-19 0-19-22 0-29 9-55 22-84 16-48 70-179 70-243 0-105-89-131-169-131-26 0-112 0-196 96-3-13-12-48-54-74-42-22-99-22-109-22-25 0-109 0-189 86-16-57-76-86-137-86-42 0-74 22-99 64-26 45-42 106-42 112 0 16 16 16 26 16 12 0 19 0 25-6 0 0 0-4 7-32 22-87 48-112 76-112 20 0 26 9 26 41 0 19-3 35-16 83-6 32-19 77-22 100l-42 160c-3 16-10 38-10 44 0 26 20 52 55 52 57 0 70-55 80-87 9-41 19-80 32-128 3-13 32-131 35-134 0-7 32-58 67-87 32-25 71-44 119-44 28 0 54 9 54 67 0 25-6 57-10 73z">
              <text:p/>
            </draw:path>
            <draw:path draw:style-name="gr4" draw:layer="layout" svg:width="0.29cm" svg:height="0.524cm" svg:x="12cm" svg:y="9.866cm" svg:viewBox="0 0 291 525" svg:d="M179 22c0-22 0-22-22-22-51 51-125 51-157 51v29c19 0 70 0 115-22v403c0 25 0 35-80 35h-29v29c13 0 112-3 141-3 26 0 125 3 144 3v-29h-32c-80 0-80-10-80-35z">
              <text:p/>
            </draw:path>
            <draw:path draw:style-name="gr4" draw:layer="layout" svg:width="0.348cm" svg:height="0.684cm" svg:x="11.914cm" svg:y="10.608cm" svg:viewBox="0 0 349 685" svg:d="M349 29c0-13-10-29-32-29-23 0-45 22-45 45 0 13 10 29 32 29s45-20 45-45zM179 563c-13 55-54 99-102 99-10 0-19 0-29-3 22-9 29-29 29-41 0-20-16-29-32-29-26 0-45 22-45 48 0 29 32 48 80 48 45 0 141-29 163-125l74-282c0-9 3-16 3-28 0-42-38-74-86-74-87 0-138 109-138 122 0 9 10 9 13 9 9 0 9-3 16-16 19-45 61-93 109-93 19 0 25 13 25 39 0 9-3 19-3 22z">
              <text:p/>
            </draw:path>
          </draw:g>
          <draw:g>
            <svg:title>TexMaths</svg:title>
            <svg:desc>32§display§\bm{m}^{2}_j§svg§600§TRUE§</svg:desc>
            <draw:polygon draw:style-name="gr3" draw:layer="layout" svg:width="1.612cm" svg:height="1.404cm" svg:x="15.1cm" svg:y="9.877cm" svg:viewBox="0 0 1613 1405" draw:points="807,1405 0,1405 0,0 1613,0 1613,1405">
              <text:p/>
            </draw:polygon>
            <draw:path draw:style-name="gr4" draw:layer="layout" svg:width="1.09cm" svg:height="0.521cm" svg:x="15.135cm" svg:y="10.341cm" svg:viewBox="0 0 1091 522" svg:d="M451 387c-6 29-19 77-19 83 0 26 16 52 51 52 19 0 55-13 71-52 9-22 60-236 73-281 3-19 3-23 29-55 29-38 83-92 160-92 29 0 58 9 58 67 0 64-51 195-71 253-13 28-16 38-16 57 0 64 64 103 128 103 119 0 176-154 176-176 0-16-19-16-28-16-13 0-23 0-26 12-38 125-99 138-115 138-10 0-19 0-19-22 0-29 9-55 22-84 16-48 70-179 70-243 0-105-89-131-169-131-26 0-112 0-196 96-3-13-12-48-54-74-42-22-99-22-109-22-25 0-109 0-189 86-16-57-76-86-137-86-42 0-74 22-99 64-26 45-42 106-42 112 0 16 16 16 26 16 12 0 19 0 25-6 0 0 0-4 7-32 22-87 48-112 76-112 20 0 26 9 26 41 0 19-3 35-16 83-6 32-19 77-22 100l-42 160c-3 16-10 38-10 44 0 26 20 52 55 52 57 0 70-55 80-87 9-41 19-80 32-128 3-13 32-131 35-134 0-7 32-58 67-87 32-25 71-44 119-44 28 0 54 9 54 67 0 25-6 57-10 73z">
              <text:p/>
            </draw:path>
            <draw:path draw:style-name="gr4" draw:layer="layout" svg:width="0.351cm" svg:height="0.524cm" svg:x="16.31cm" svg:y="9.861cm" svg:viewBox="0 0 352 525" svg:d="M352 381h-29c0 19-9 64-19 73-6 4-67 4-80 4h-144c83-74 109-96 157-132 61-48 115-96 115-172 0-96-86-154-186-154-99 0-166 70-166 141 0 41 35 45 42 45 19 0 41-13 41-42 0-13-3-42-45-42 23-57 77-73 116-73 80 0 121 61 121 125 0 70-51 124-77 153l-192 189c-6 6-6 6-6 29h326z">
              <text:p/>
            </draw:path>
            <draw:path draw:style-name="gr4" draw:layer="layout" svg:width="0.348cm" svg:height="0.684cm" svg:x="16.262cm" svg:y="10.603cm" svg:viewBox="0 0 349 685" svg:d="M349 29c0-13-10-29-32-29-23 0-45 22-45 45 0 13 10 29 32 29s45-20 45-45zM179 563c-13 55-54 99-102 99-10 0-19 0-29-3 22-9 29-29 29-41 0-20-16-29-32-29-26 0-45 22-45 48 0 29 32 48 80 48 45 0 141-29 163-125l74-282c0-9 3-16 3-28 0-42-38-74-86-74-87 0-138 109-138 122 0 9 10 9 13 9 9 0 9-3 16-16 19-45 61-93 109-93 19 0 25 13 25 39 0 9-3 19-3 22z">
              <text:p/>
            </draw:path>
          </draw:g>
          <draw:g>
            <svg:title>TexMaths</svg:title>
            <svg:desc>32§display§\bm{m}^{n_m}_j§svg§600§TRUE§</svg:desc>
            <draw:polygon draw:style-name="gr3" draw:layer="layout" svg:width="2.409cm" svg:height="1.308cm" svg:x="21.255cm" svg:y="9.922cm" svg:viewBox="0 0 2410 1309" draw:points="1207,1309 0,1309 0,0 2410,0 2410,1309">
              <text:p/>
            </draw:polygon>
            <draw:path draw:style-name="gr4" draw:layer="layout" svg:width="1.09cm" svg:height="0.521cm" svg:x="21.29cm" svg:y="10.251cm" svg:viewBox="0 0 1091 522" svg:d="M451 387c-6 29-19 77-19 83 0 26 16 52 51 52 19 0 55-13 71-52 9-22 61-236 73-281 4-19 4-23 29-55 29-38 83-92 160-92 29 0 58 9 58 67 0 64-51 195-71 253-12 28-16 38-16 57 0 64 64 103 128 103 119 0 176-154 176-176 0-16-19-16-28-16-13 0-23 0-26 12-38 125-99 138-115 138-10 0-19 0-19-22 0-29 9-55 22-84 16-48 70-179 70-243 0-105-89-131-169-131-26 0-112 0-195 96-4-13-13-48-55-74-42-22-99-22-109-22-25 0-109 0-189 86-16-57-76-86-137-86-42 0-74 22-99 64-26 45-42 106-42 112 0 16 16 16 26 16 12 0 19 0 25-6 0 0 0-4 7-32 22-87 48-112 76-112 20 0 26 9 26 41 0 19-3 35-16 83-6 32-19 77-22 100l-42 160c-3 16-10 38-10 44 0 26 20 52 55 52 57 0 70-55 80-87 9-41 19-80 32-128 3-13 32-131 35-134 0-7 32-58 67-87 32-25 71-44 119-44 28 0 54 9 54 67 0 25-6 57-10 73z">
              <text:p/>
            </draw:path>
            <draw:path draw:style-name="gr4" draw:layer="layout" svg:width="0.482cm" svg:height="0.357cm" svg:x="22.452cm" svg:y="9.912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  <text:p/>
            </draw:path>
            <draw:path draw:style-name="gr4" draw:layer="layout" svg:width="0.591cm" svg:height="0.258cm" svg:x="23.025cm" svg:y="10.123cm" svg:viewBox="0 0 592 259" svg:d="M253 202c-3 12-7 32-7 35 0 13 10 22 20 22 9 0 22-6 28-19 0-3 7-32 10-45 19-77 19-80 19-80 10-16 48-96 119-96 28 0 38 16 38 42 0 32-22 89-35 121-3 10-7 16-7 26 0 29 29 51 61 51 61 0 93-77 93-89 0-7-10-7-13-7-9 0-9 0-13 13-9 32-35 64-64 64-12 0-16-10-16-22 0-13 0-20 7-32 9-23 35-87 35-119 0-41-29-67-83-67-51 0-90 32-112 64-7-61-61-64-83-64-58 0-87 35-109 58-3-52-55-58-67-58-58 0-74 86-74 90 0 6 10 6 13 6 9 0 9-3 13-10 6-35 19-67 44-67 20 0 23 19 23 29s-7 32-10 45c-3 16-9 38-13 51l-12 51c-4 16-10 39-10 42 0 13 13 22 22 22 10 0 20-6 26-19 3-3 10-32 13-45 0-9 6-35 9-38 4-13 7-26 10-39 0-3 19-44 48-70 10-6 32-29 70-29 29 0 39 16 39 42 0 13-7 35-10 51z">
              <text:p/>
            </draw:path>
            <draw:path draw:style-name="gr4" draw:layer="layout" svg:width="0.348cm" svg:height="0.684cm" svg:x="22.417cm" svg:y="10.552cm" svg:viewBox="0 0 349 685" svg:d="M349 29c0-13-10-29-32-29-23 0-45 22-45 45 0 13 10 29 32 29s45-20 45-45zM179 563c-13 55-54 100-102 100-10 0-19 0-29-4 22-9 29-29 29-41 0-20-16-29-32-29-26 0-45 22-45 48 0 29 32 48 80 48 45 0 141-29 163-125l74-282c0-9 3-16 3-28 0-42-38-74-86-74-87 0-138 109-138 122 0 9 10 9 13 9 9 0 9-3 16-16 19-45 61-93 109-93 19 0 25 13 25 39 0 9-3 19-3 22z">
              <text:p/>
            </draw:path>
          </draw:g>
          <draw:custom-shape draw:style-name="gr7" draw:text-style-name="P2" xml:id="id9" draw:id="id9" draw:layer="layout" svg:width="2.286cm" svg:height="2.286cm" svg:x="24.664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xml:id="id15" draw:id="id15" draw:layer="layout" svg:width="2.286cm" svg:height="2.286cm" svg:x="10.415cm" svg:y="2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bm{n}_g§svg§600§TRUE§</svg:desc>
            <draw:polygon draw:style-name="gr3" draw:layer="layout" svg:width="1.273cm" svg:height="0.825cm" svg:x="10.921cm" svg:y="3.528cm" svg:viewBox="0 0 1274 826" draw:points="637,826 0,826 0,0 1274,0 1274,826">
              <text:p/>
            </draw:polygon>
            <draw:path draw:style-name="gr4" draw:layer="layout" svg:width="0.729cm" svg:height="0.521cm" svg:x="10.956cm" svg:y="3.518cm" svg:viewBox="0 0 730 522" svg:d="M282 86c-16-57-80-86-141-86-42 0-74 22-99 64-26 45-42 106-42 112 0 16 16 16 26 16 12 0 19 0 25-6 0 0 0-4 7-32 22-87 48-112 76-112 20 0 26 9 26 41 0 19-3 35-13 83-9 32-19 77-25 100l-42 160c-3 16-10 38-10 45 0 25 20 51 55 51 57 0 70-55 80-87 9-41 19-80 32-128 3-12 32-131 35-134 0-7 32-58 71-87 28-25 67-44 115-44 29 0 57 9 57 67 0 64-51 195-73 253-13 29-16 38-16 57 0 64 67 103 128 103 121 0 176-154 176-176 0-16-16-16-26-16-13 0-22 0-25 13-39 124-100 137-119 137-6 0-19 0-19-22 0-29 13-55 26-83 16-48 67-180 67-244 0-105-87-131-167-131-25 0-105 0-185 86z">
              <text:p/>
            </draw:path>
            <draw:path draw:style-name="gr4" draw:layer="layout" svg:width="0.39cm" svg:height="0.511cm" svg:x="11.756cm" svg:y="3.848cm" svg:viewBox="0 0 391 512" svg:d="M387 58c4-13 4-16 4-16 0-20-13-26-26-26-19 0-35 13-38 29-13-23-39-45-81-45-99 0-204 106-204 221 0 80 57 128 121 128 39 0 71-19 99-42l-16 71c-9 32-16 54-44 83-36 29-71 29-90 29-35 0-48-3-61-7 19-9 26-28 26-38 0-19-16-32-32-32-23 0-45 19-45 51 0 45 67 48 112 48 125 0 179-64 189-109zM278 243c-3 13-3 13-16 29-28 35-67 55-96 55-41 0-60-32-60-74 0-35 22-125 41-160 35-55 71-71 99-71 55 0 71 58 71 68 0 0 0 3-3 12z">
              <text:p/>
            </draw:path>
          </draw:g>
          <draw:custom-shape draw:style-name="gr7" draw:text-style-name="P4" xml:id="id13" draw:id="id13" draw:layer="layout" svg:width="2.286cm" svg:height="2.286cm" svg:x="14.763cm" svg:y="2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xml:id="id14" draw:id="id14" draw:layer="layout" svg:width="2.286cm" svg:height="2.286cm" svg:x="21.317cm" svg:y="2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xml:id="id7" draw:id="id7" draw:layer="layout" svg:width="0.985cm" svg:height="0.958cm" svg:x="18.353cm" svg:y="6.589cm">
            <draw:text-box>
              <text:p><text:span text:style-name="T2">...</text:span></text:p>
            </draw:text-box>
          </draw:frame>
          <draw:g>
            <svg:title>TexMaths</svg:title>
            <svg:desc>32§display§\bm{n}_g§svg§600§TRUE§</svg:desc>
            <draw:polygon draw:style-name="gr3" draw:layer="layout" svg:width="1.273cm" svg:height="0.825cm" svg:x="15.232cm" svg:y="3.529cm" svg:viewBox="0 0 1274 826" draw:points="637,826 0,826 0,0 1274,0 1274,826">
              <text:p/>
            </draw:polygon>
            <draw:path draw:style-name="gr4" draw:layer="layout" svg:width="0.729cm" svg:height="0.521cm" svg:x="15.267cm" svg:y="3.519cm" svg:viewBox="0 0 730 522" svg:d="M282 86c-16-57-80-86-141-86-42 0-74 22-99 64-26 45-42 106-42 112 0 16 16 16 26 16 12 0 19 0 25-6 0 0 0-4 7-32 22-87 48-112 76-112 20 0 26 9 26 41 0 19-3 35-13 83-9 32-19 77-25 100l-42 160c-3 16-10 38-10 45 0 25 20 51 55 51 57 0 70-55 80-87 9-41 19-80 32-128 3-12 32-131 35-134 0-7 32-58 71-87 28-25 67-44 115-44 29 0 57 9 57 67 0 64-51 195-73 253-13 29-16 38-16 57 0 64 67 103 128 103 121 0 176-154 176-176 0-16-16-16-26-16-13 0-22 0-25 13-39 124-100 137-119 137-6 0-19 0-19-22 0-29 13-55 26-83 16-48 67-180 67-244 0-105-87-131-167-131-25 0-105 0-185 86z">
              <text:p/>
            </draw:path>
            <draw:path draw:style-name="gr4" draw:layer="layout" svg:width="0.39cm" svg:height="0.511cm" svg:x="16.067cm" svg:y="3.849cm" svg:viewBox="0 0 391 512" svg:d="M387 58c4-13 4-16 4-16 0-20-13-26-26-26-19 0-35 13-38 29-13-23-39-45-81-45-99 0-204 106-204 221 0 80 57 128 121 128 39 0 71-19 99-42l-16 71c-9 32-16 54-44 83-36 29-71 29-90 29-35 0-48-3-61-7 19-9 26-28 26-38 0-19-16-32-32-32-23 0-45 19-45 51 0 45 67 48 112 48 125 0 179-64 189-109zM278 243c-3 13-3 13-16 29-28 35-67 55-96 55-41 0-60-32-60-74 0-35 22-125 41-160 35-55 71-71 99-71 55 0 71 58 71 68 0 0 0 3-3 12z">
              <text:p/>
            </draw:path>
          </draw:g>
          <draw:g>
            <svg:title>TexMaths</svg:title>
            <svg:desc>32§display§\bm{n}_g§svg§600§TRUE§</svg:desc>
            <draw:polygon draw:style-name="gr3" draw:layer="layout" svg:width="1.273cm" svg:height="0.825cm" svg:x="21.823cm" svg:y="3.53cm" svg:viewBox="0 0 1274 826" draw:points="637,826 0,826 0,0 1274,0 1274,826">
              <text:p/>
            </draw:polygon>
            <draw:path draw:style-name="gr4" draw:layer="layout" svg:width="0.729cm" svg:height="0.521cm" svg:x="21.858cm" svg:y="3.52cm" svg:viewBox="0 0 730 522" svg:d="M282 86c-16-57-80-86-141-86-42 0-74 22-99 64-26 45-42 106-42 112 0 16 16 16 26 16 12 0 19 0 25-6 0 0 0-4 7-32 22-87 48-112 76-112 20 0 26 9 26 41 0 19-3 35-13 83-9 32-19 77-25 100l-42 160c-3 16-10 38-10 45 0 25 20 51 55 51 57 0 70-55 80-87 9-41 19-80 32-128 3-12 32-131 35-134 0-7 32-58 71-87 28-25 67-44 115-44 29 0 57 9 57 67 0 64-51 195-73 253-13 29-16 38-16 57 0 64 67 103 128 103 121 0 176-154 176-176 0-16-16-16-26-16-13 0-22 0-25 13-39 124-100 137-119 137-6 0-19 0-19-22 0-29 13-55 26-83 16-48 67-180 67-244 0-105-87-131-167-131-25 0-105 0-185 86z">
              <text:p/>
            </draw:path>
            <draw:path draw:style-name="gr4" draw:layer="layout" svg:width="0.39cm" svg:height="0.511cm" svg:x="22.658cm" svg:y="3.85cm" svg:viewBox="0 0 391 512" svg:d="M387 58c4-13 4-16 4-16 0-20-13-26-26-26-19 0-35 13-38 29-13-23-39-45-81-45-99 0-204 106-204 221 0 80 57 128 121 128 39 0 71-19 99-42l-16 71c-9 32-16 54-44 83-36 29-71 29-90 29-35 0-48-3-61-7 19-9 26-28 26-38 0-19-16-32-32-32-23 0-45 19-45 51 0 45 67 48 112 48 125 0 179-64 189-109zM278 243c-3 13-3 13-16 29-28 35-67 55-96 55-41 0-60-32-60-74 0-35 22-125 41-160 35-55 71-71 99-71 55 0 71 58 71 68 0 0 0 3-3 12z">
              <text:p/>
            </draw:path>
          </draw:g>
          <draw:connector draw:style-name="gr5" draw:text-style-name="P2" draw:layer="layout" svg:x1="15.906cm" svg:y1="4.684cm" svg:x2="15.906cm" svg:y2="5.799cm" draw:start-shape="id13" draw:start-glue-point="8" draw:end-shape="id6" draw:end-glue-point="0" svg:d="M15906 4684v1115" svg:viewBox="0 0 1 1116">
            <text:p/>
          </draw:connector>
          <draw:connector draw:style-name="gr5" draw:text-style-name="P2" draw:layer="layout" svg:x1="22.46cm" svg:y1="4.685cm" svg:x2="22.46cm" svg:y2="5.799cm" draw:start-shape="id14" draw:start-glue-point="8" draw:end-shape="id8" draw:end-glue-point="0" svg:d="M22460 4685v1114" svg:viewBox="0 0 1 1115">
            <text:p/>
          </draw:connector>
          <draw:g>
            <svg:title>TexMaths</svg:title>
            <svg:desc>32§display§\bm{\hat{x}}^{n_m}§svg§600§TRUE§</svg:desc>
            <draw:polygon draw:style-name="gr3" draw:layer="layout" svg:width="1.989cm" svg:height="0.806cm" svg:x="24.812cm" svg:y="6.666cm" svg:viewBox="0 0 1990 807" draw:points="995,807 0,807 0,0 1990,0 1990,807">
              <text:p/>
            </draw:polygon>
            <draw:polygon draw:style-name="gr4" draw:layer="layout" svg:width="0.354cm" svg:height="0.188cm" svg:x="25.042cm" svg:y="6.688cm" svg:viewBox="0 0 355 189" draw:points="179,0 0,144 32,189 179,93 323,189 355,144">
              <text:p/>
            </draw:polygon>
            <draw:path draw:style-name="gr4" draw:layer="layout" svg:width="0.639cm" svg:height="0.521cm" svg:x="24.854cm" svg:y="6.96cm" svg:viewBox="0 0 640 522" svg:d="M563 58c-42 12-61 51-61 76 0 26 19 55 55 55 41 0 83-35 83-90 0-61-61-99-128-99-64 0-109 48-122 70-28-48-92-70-156-70-141 0-218 138-218 176 0 16 16 16 26 16 12 0 22 0 25-13 32-105 115-137 160-137s64 19 64 54c0 22-16 86-25 125l-39 157c-16 67-57 102-96 102-6 0-32 0-54-16 41-13 61-51 61-80 0-25-20-51-58-51s-80 32-80 90c0 57 61 99 128 99 64 0 106-51 122-71 28 48 92 71 156 71 141 0 218-141 218-176 0-16-16-16-26-16-13 0-22 0-25 13-36 102-115 137-160 137s-64-19-64-57c0-23 13-84 25-125 7-29 32-135 39-154 16-67 57-102 96-102 6 0 32 0 54 16z">
              <text:p/>
            </draw:path>
            <draw:path draw:style-name="gr4" draw:layer="layout" svg:width="0.482cm" svg:height="0.358cm" svg:x="25.589cm" svg:y="6.656cm" svg:viewBox="0 0 483 359" svg:d="M61 301c-3 10-10 29-10 32 0 16 16 26 29 26s26-10 29-20c3-6 9-32 16-48 3-16 13-51 16-70 6-19 9-35 13-55 9-32 12-38 35-70 22-32 57-74 118-74 45 0 45 42 45 55 0 48-32 138-45 170-9 22-13 28-13 44 0 42 36 68 77 68 77 0 112-109 112-122 0-10-9-10-13-10-9 0-9 4-12 13-20 64-55 96-87 96-16 0-19-9-19-29 0-16 3-28 19-64 10-22 42-109 42-153 0-77-61-90-103-90-67 0-112 42-134 74-6-58-51-74-86-74-32 0-52 26-61 42-19 32-29 76-29 80 0 9 10 9 13 9 13 0 13-3 19-22 10-48 26-87 58-87 19 0 25 16 25 39 0 16-6 45-13 67-6 19-12 54-19 70z">
              <text:p/>
            </draw:path>
            <draw:path draw:style-name="gr4" draw:layer="layout" svg:width="0.591cm" svg:height="0.258cm" svg:x="26.159cm" svg:y="6.867cm" svg:viewBox="0 0 592 259" svg:d="M253 202c-3 13-7 32-7 35 0 13 10 22 20 22 9 0 22-6 28-19 0-3 7-32 10-45 19-77 19-80 19-80 10-16 48-96 119-96 28 0 38 16 38 42 0 32-22 89-35 121-3 10-7 16-7 26 0 29 29 51 61 51 61 0 93-77 93-89 0-7-10-7-13-7-10 0-10 0-13 13-9 32-35 64-64 64-12 0-16-9-16-22s0-20 7-32c9-23 35-87 35-119 0-41-29-67-83-67-51 0-90 32-112 64-7-61-61-64-83-64-58 0-87 35-109 58-3-52-55-58-67-58-58 0-74 86-74 90 0 6 10 6 13 6 9 0 9-3 13-10 6-35 19-67 44-67 20 0 23 19 23 29s-7 32-10 45c-3 16-9 38-13 51l-12 51c-4 16-10 39-10 42 0 13 13 22 22 22 10 0 20-6 26-19 3-3 10-32 13-45 0-9 6-35 9-38 4-13 7-26 10-39 0-3 19-44 48-70 10-6 32-29 70-29 29 0 39 16 39 42 0 13-7 35-10 51z">
              <text:p/>
            </draw:path>
          </draw:g>
          <draw:connector draw:style-name="gr5" draw:text-style-name="P2" draw:layer="layout" svg:x1="11.558cm" svg:y1="4.683cm" svg:x2="11.558cm" svg:y2="5.798cm" draw:start-shape="id15" draw:start-glue-point="8" draw:end-shape="id5" draw:end-glue-point="0" svg:d="M11558 4683v1115" svg:viewBox="0 0 1 1116">
            <text:p/>
          </draw:connector>
        </draw:g>
        <draw:line draw:style-name="gr9" draw:text-style-name="P2" draw:layer="layout" svg:x1="9.391cm" svg:y1="11.415cm" svg:x2="9.391cm" svg:y2="2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3:48:15.263012454</meta:creation-date>
    <dc:date>2017-03-06T18:15:14.134027099</dc:date>
    <meta:editing-duration>PT1H23M39S</meta:editing-duration>
    <meta:editing-cycles>19</meta:editing-cycles>
    <meta:generator>LibreOffice/4.2.8.2$Linux_X86_64 LibreOffice_project/420m0$Build-2</meta:generator>
    <meta:document-statistic meta:object-count="84"/>
    <meta:user-defined meta:name="TexMathsIgnorePreamble">FALSE</meta:user-defined>
    <meta:user-defined meta:name="TexMathsPreamble">\usepackage{amsmath}§\usepackage{amssymb}§\usepackage[usenames]{color}§\usepackage{bm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